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2000000C0000634100004A4C3651558E9C43717A.svm" manifest:media-type=""/>
  <manifest:file-entry manifest:full-path="Pictures/2000000E0000634100004A4CCD2247D4D39A5527.svm" manifest:media-type=""/>
  <manifest:file-entry manifest:full-path="Pictures/2000000E0000634100004A4C2A08177FA3DF9654.svm" manifest:media-type=""/>
  <manifest:file-entry manifest:full-path="Pictures/2000000E0000634100004A4C8B8C0B6EC20B2683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nux Biolinum G" svg:font-family="'Linux Biolinum G'" style:font-pitch="variable"/>
    <style:font-face style:name="Luminari" svg:font-family="Luminari" style:font-pitch="variable"/>
    <style:font-face style:name="Source Code Pro" svg:font-family="'Source Code Pro'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ppleGothic" svg:font-family="AppleGothic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Focus-subtitle">
      <style:graphic-properties draw:auto-grow-height="true" fo:min-height="7.112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outline1">
      <style:graphic-properties fo:min-height="11.929cm"/>
    </style:style>
    <style:style style:name="pr4" style:family="presentation" style:parent-style-name="Focus1-notes">
      <style:graphic-properties draw:fill-color="#ffffff" draw:auto-grow-height="true" fo:min-height="12.572cm"/>
    </style:style>
    <style:style style:name="pr5" style:family="presentation" style:parent-style-name="Focus3-title">
      <style:graphic-properties draw:auto-grow-height="true" fo:min-height="3.506cm"/>
    </style:style>
    <style:style style:name="pr6" style:family="presentation" style:parent-style-name="Focus3-outline1">
      <style:graphic-properties fo:min-height="11.929cm"/>
    </style:style>
    <style:style style:name="pr7" style:family="presentation" style:parent-style-name="Focus3-notes">
      <style:graphic-properties draw:fill-color="#ffffff" draw:auto-grow-height="true" fo:min-height="12.572cm"/>
    </style:style>
    <style:style style:name="P1" style:family="paragraph">
      <style:text-properties fo:color="#000000" style:font-name="Source Code Pro" fo:font-size="48pt" fo:font-weight="bold" style:font-weight-asian="bold" style:font-weight-complex="bold"/>
    </style:style>
    <style:style style:name="P2" style:family="paragraph">
      <style:text-properties style:font-name="Source Code Pro" fo:font-size="26pt" fo:font-weight="bold"/>
    </style:style>
    <style:style style:name="P3" style:family="paragraph">
      <loext:graphic-properties draw:fill="none" draw:fill-color="#ffffff"/>
      <style:text-properties style:font-name="Source Code Pro" fo:font-size="26pt" fo:font-weight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style:font-name="Source Code Pr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ource Code 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Mehdi Haghgoo</presentation:footer-decl>
      <draw:page draw:name="page1" draw:style-name="dp1" draw:master-page-name="Focus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352cm" svg:height="7.112cm" svg:x="3.302cm" svg:y="0.254cm" presentation:class="subtitle" presentation:user-transformed="true">
          <draw:text-box>
            <text:p text:style-name="P1"><text:span text:style-name="T1">ViewPropertyAnimator</text:span></text:p>
          </draw:text-box>
        </draw:frame>
        <draw:frame draw:style-name="gr1" draw:text-style-name="P3" draw:layer="layout" svg:width="6.556cm" svg:height="1.407cm" svg:x="11.224cm" svg:y="9.144cm">
          <draw:text-box>
            <text:p text:style-name="P2">Android 3.1</text:p>
          </draw:text-box>
        </draw:frame>
        <draw:frame draw:style-name="gr1" draw:text-style-name="P4" draw:layer="layout" svg:width="18.456cm" svg:height="0.988cm" svg:x="6.096cm" svg:y="5.334cm">
          <draw:text-box>
            <text:p>A convenient way to animate properties on View objects</text:p>
          </draw:text-box>
        </draw:frame>
        <draw:frame draw:style-name="gr1" draw:text-style-name="P4" draw:layer="layout" svg:width="2.513cm" svg:height="0.988cm" svg:x="11.684cm" svg:y="11.176cm">
          <draw:text-box>
            <text:p>API 12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1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13.208cm" svg:height="12.954cm" svg:x="7.62cm" svg:y="4.318cm" presentation:class="outline" presentation:user-transformed="true">
          <draw:text-box>
            <text:list text:style-name="L2">
              <text:list-item>
                <text:p text:style-name="P6"><text:span text:style-name="T2">Suitable for running simultaneous animations</text:span></text:p>
              </text:list-item>
              <text:list-item>
                <text:p text:style-name="P6"><text:span text:style-name="T2">Easier syntax</text:span></text:p>
              </text:list-item>
              <text:list-item>
                <text:p text:style-name="P6"><text:span text:style-name="T2">Potentially better performance</text:span><text:span text:style-name="T2"><text:tab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18.313cm" svg:height="3.506cm" svg:x="4.904cm" svg:y="0.837cm" presentation:class="title" presentation:user-transformed="true">
          <draw:text-box>
            <text:p text:style-name="P6"><text:span text:style-name="T2">Syntax</text:span></text:p>
          </draw:text-box>
        </draw:frame>
        <draw:frame presentation:style-name="pr6" draw:text-style-name="P6" draw:layer="layout" svg:width="18.313cm" svg:height="13.529cm" svg:x="4.904cm" svg:y="4.914cm" presentation:class="outline" presentation:user-transformed="true">
          <draw:text-box>
            <text:list text:style-name="L2">
              <text:list-header>
                <text:p text:style-name="P6">View.animate()</text:p>
                <text:p text:style-name="P6">.alpha()</text:p>
                <text:p text:style-name="P6">.alphaBy()</text:p>
                <text:p text:style-name="P6">.scaleX()</text:p>
                <text:p text:style-name="P6">.scaleY()</text:p>
                <text:p text:style-name="P6">.translationX().translationY()</text:p>
                <text:p text:style-name="P6">.start(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nux Biolinum G" svg:font-family="'Linux Biolinum G'" style:font-pitch="variable"/>
    <style:font-face style:name="Luminari" svg:font-family="Luminari" style:font-pitch="variable"/>
    <style:font-face style:name="Source Code Pro" svg:font-family="'Source Code Pro'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ppleGothic" svg:font-family="AppleGothic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7T21:23:34.545476965</meta:creation-date>
    <meta:editing-duration>PT18M19S</meta:editing-duration>
    <meta:editing-cycles>4</meta:editing-cycles>
    <meta:generator>LibreOffice/5.4.4.2$MacOSX_X86_64 LibreOffice_project/2524958677847fb3bb44820e40380acbe820f960</meta:generator>
    <dc:date>2018-06-07T22:02:57.619947486</dc:date>
    <meta:document-statistic meta:object-count="71"/>
  </office:meta>
</office:document-meta>
</file>